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table:style-name="Default" office:value-type="float" office:value="58">
            <text:p>5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Default" office:value-type="string">
            <text:p>or just concat all of them together...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Add code to OscarParser to write sql inserts for the worked_on table since the information is there anyway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22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9-20T22:09:08</dc:date>
    <meta:editing-duration>PT20H19M41S</meta:editing-duration>
    <meta:editing-cycles>86</meta:editing-cycles>
    <meta:generator>OpenOffice.org/3.2$Unix OpenOffice.org_project/320m12$Build-9483</meta:generator>
    <dc:creator>Tyler Hayes</dc:creator>
    <meta:document-statistic meta:table-count="3" meta:cell-count="375" meta:object-count="0"/>
    <meta:user-defined meta:name="Info 1"/>
    <meta:user-defined meta:name="Info 2"/>
    <meta:user-defined meta:name="Info 3"/>
    <meta:user-defined meta:name="Info 4"/>
  </office:meta>
</office:document-meta>
</file>